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30000011180A5A06AC2F90B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640b" officeooo:paragraph-rsid="001b640b"/>
    </style:style>
    <style:style style:name="P2" style:family="paragraph" style:parent-style-name="Standard">
      <style:text-properties fo:font-size="15pt" fo:font-weight="bold" officeooo:rsid="001b640b" officeooo:paragraph-rsid="001b640b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rsid="001b7f25" officeooo:paragraph-rsid="001b7f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-Tier Architecture application deployment on EKS</text:p>
      <text:p text:style-name="P1"/>
      <text:p text:style-name="P3"><draw:frame draw:style-name="fr1" draw:name="Image1" text:anchor-type="char" svg:width="17cm" svg:height="6.715cm" draw:z-index="0"><draw:image xlink:href="Pictures/10000201000002B30000011180A5A06AC2F90B47.png" xlink:type="simple" xlink:show="embed" xlink:actuate="onLoad" loext:mime-type="image/png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13T01:50:11.541354303</meta:creation-date>
    <dc:date>2024-06-13T01:52:01.622585743</dc:date>
    <meta:editing-duration>PT1M50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" meta:word-count="6" meta:character-count="49" meta:non-whitespace-character-count="44"/>
  </office:meta>
</office:document-meta>
</file>